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ext_20_body">Paragraph</text:p>
      <text:p text:style-name="P1">A blockquo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1-29T22:24:12Z</meta:creation-date>
    <dc:date>2023-01-29T22:24:12Z</dc:date>
  </office:meta>
</office:document-meta>
</file>